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202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8976" calcext:value-type="float">
            <text:p>125.9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704" calcext:value-type="float">
            <text:p>121.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424" calcext:value-type="float">
            <text:p>121.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200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200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7288" calcext:value-type="float">
            <text:p>117.7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0136" calcext:value-type="float">
            <text:p>116.1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4216" calcext:value-type="float">
            <text:p>114.5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8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1512" calcext:value-type="float">
            <text:p>112.6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8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8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9488" calcext:value-type="float">
            <text:p>108.6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8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7792" calcext:value-type="float">
            <text:p>105.7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8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7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7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7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3792" calcext:value-type="float">
            <text:p>104.2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7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7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7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7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7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6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6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6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6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6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14701</text:p>
          </table:table-cell>
          <table:table-cell office:value-type="string" calcext:value-type="string">
            <text:p>195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